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0711E375822A92236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6.103cm"/>
    </style:style>
    <style:style style:name="Tableau1.B" style:family="table-column">
      <style:table-column-properties style:column-width="2.242cm"/>
    </style:style>
    <style:style style:name="Tableau1.D" style:family="table-column">
      <style:table-column-properties style:column-width="2.649cm"/>
    </style:style>
    <style:style style:name="Tableau1.E" style:family="table-column">
      <style:table-column-properties style:column-width="2.766cm"/>
    </style:style>
    <style:style style:name="Tableau1.1" style:family="table-row">
      <style:table-row-properties fo:keep-together="auto"/>
    </style:style>
    <style:style style:name="Tableau1.A1" style:family="table-cell">
      <style:table-cell-properties style:vertical-align="middle" fo:padding="0.026cm" fo:border="none"/>
    </style:style>
    <style:style style:name="P1" style:family="paragraph" style:parent-style-name="Standard">
      <style:paragraph-properties fo:margin-top="0.494cm" fo:margin-bottom="0.494cm" style:contextual-spacing="false" fo:line-height="100%"/>
    </style:style>
    <style:style style:name="P2" style:family="paragraph" style:parent-style-name="Standard" style:list-style-name="WWNum5">
      <style:paragraph-properties fo:margin-top="0cm" fo:margin-bottom="0cm" style:contextual-spacing="false" fo:line-height="100%"/>
    </style:style>
    <style:style style:name="P3" style:family="paragraph" style:parent-style-name="Standard" style:list-style-name="">
      <style:paragraph-properties fo:margin-top="0cm" fo:margin-bottom="0.494cm" style:contextual-spacing="false" fo:line-height="100%"/>
      <style:text-properties style:font-name="Times New Roman" fo:font-size="24pt" fo:font-weight="bold" style:letter-kerning="true" style:font-name-asian="Times New Roman1" style:font-size-asian="24pt" style:language-asian="fr" style:country-asian="FR" style:font-weight-asian="bold" style:font-name-complex="Times New Roman1" style:font-size-complex="24pt" style:font-weight-complex="bold"/>
    </style:style>
    <style:style style:name="P4" style:family="paragraph" style:parent-style-name="Standard" style:list-style-name="">
      <style:paragraph-properties fo:margin-top="0.494cm" fo:margin-bottom="0.494cm" style:contextual-spacing="false" fo:line-height="100%"/>
      <style:text-properties style:font-name="Times New Roman" fo:font-size="18pt" fo:font-weight="bold" style:letter-kerning="false" style:font-name-asian="Times New Roman1" style:font-size-asian="18pt" style:language-asian="fr" style:country-asian="FR" style:font-weight-asian="bold" style:font-name-complex="Times New Roman1" style:font-size-complex="18pt" style:font-weight-complex="bold"/>
    </style:style>
    <style:style style:name="P5" style:family="paragraph" style:parent-style-name="Standard">
      <style:paragraph-properties fo:margin-top="0.494cm" fo:margin-bottom="0.494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6" style:family="paragraph" style:parent-style-name="Standard">
      <style:paragraph-properties fo:margin-top="0cm" fo:margin-bottom="0cm" style:contextual-spacing="false" fo:line-height="100%" fo:orphans="0" fo:widows="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7" style:family="paragraph" style:parent-style-name="Standard" style:list-style-name="WWNum3">
      <style:paragraph-properties fo:margin-top="0.494cm" fo:margin-bottom="0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8" style:family="paragraph" style:parent-style-name="Standard" style:list-style-name="WWNum3">
      <style:paragraph-properties fo:margin-top="0cm" fo:margin-bottom="0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9" style:family="paragraph" style:parent-style-name="Standard" style:list-style-name="WWNum3">
      <style:paragraph-properties fo:margin-top="0cm" fo:margin-bottom="0.494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0" style:family="paragraph" style:parent-style-name="Standard" style:list-style-name="WWNum5">
      <style:paragraph-properties fo:margin-top="0.494cm" fo:margin-bottom="0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1" style:family="paragraph" style:parent-style-name="Standard" style:list-style-name="WWNum5">
      <style:paragraph-properties fo:margin-top="0cm" fo:margin-bottom="0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2" style:family="paragraph" style:parent-style-name="Standard" style:list-style-name="WWNum5">
      <style:paragraph-properties fo:margin-top="0cm" fo:margin-bottom="0.494cm" style:contextual-spacing="false" fo:line-height="100%"/>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P14" style:family="paragraph" style:parent-style-name="Standard" style:list-style-name="WWNum1">
      <style:paragraph-properties fo:margin-top="0.494cm" fo:margin-bottom="0.494cm" style:contextual-spacing="false" fo:line-height="100%"/>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P15" style:family="paragraph" style:parent-style-name="Standard" style:list-style-name="WWNum2">
      <style:paragraph-properties fo:margin-top="0.494cm" fo:margin-bottom="0.494cm" style:contextual-spacing="false" fo:line-height="100%"/>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P16" style:family="paragraph" style:parent-style-name="Standard" style:list-style-name="WWNum4">
      <style:paragraph-properties fo:margin-top="0.494cm" fo:margin-bottom="0.494cm" style:contextual-spacing="false" fo:line-height="100%"/>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P17" style:family="paragraph" style:parent-style-name="Standard" style:list-style-name="">
      <style:paragraph-properties fo:margin-top="0.494cm" fo:margin-bottom="0.494cm" style:contextual-spacing="false" fo:line-height="100%"/>
      <style:text-properties style:font-name="Times New Roman" fo:font-size="13.5pt" fo:font-weight="bold" style:letter-kerning="false" style:font-name-asian="Times New Roman1" style:font-size-asian="13.5pt" style:language-asian="fr" style:country-asian="FR" style:font-weight-asian="bold" style:font-name-complex="Times New Roman1" style:font-size-complex="13.5pt" style:font-weight-complex="bold"/>
    </style:style>
    <style:style style:name="T1" style:family="text">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T2" style:family="text">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T3" style:family="text">
      <style:text-properties style:font-name="Times New Roman" fo:font-size="12pt" fo:font-style="italic" style:letter-kerning="false" style:font-name-asian="Times New Roman1" style:font-size-asian="12pt" style:language-asian="fr" style:country-asian="FR" style:font-style-asian="italic" style:font-name-complex="Times New Roman1" style:font-size-complex="12pt" style:font-style-complex="italic"/>
    </style:style>
    <style:style style:name="T4" style:family="text">
      <style:text-properties fo:color="#0000ff" loext:opacity="100%" style:font-name="Times New Roman" fo:font-size="12pt" style:text-underline-style="solid" style:text-underline-width="auto" style:text-underline-color="font-color" style:letter-kerning="false" style:font-name-asian="Times New Roman1" style:font-size-asian="12pt" style:language-asian="fr" style:country-asian="FR" style:font-name-complex="Times New Roman1" style:font-size-complex="12pt"/>
    </style:style>
    <style:style style:name="T5" style:family="text">
      <style:text-properties style:font-name="Cambria Math" fo:font-size="12pt" style:letter-kerning="false" style:font-name-asian="Times New Roman1" style:font-size-asian="12pt" style:language-asian="fr" style:country-asian="FR" style:font-name-complex="Cambria Math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sts import de métadonnées scope</text:h>
      <text:h text:style-name="P4" text:outline-level="2">Contexte</text:h>
      <text:p text:style-name="P5">Objectif :</text:p>
      <text:p text:style-name="P1"><text:a xlink:type="simple" xlink:href="https://www.notion.so/d7e5e235c3ef491aac4db31b644e405f?pvs=21" text:style-name="Standard" text:visited-style-name="Standard"><text:span text:style-name="T4">Tests utilisateurs</text:span></text:a></text:p>
      <table:table table:name="Tableau1" table:style-name="Tableau1">
        <table:table-column table:style-name="Tableau1.A"/>
        <table:table-column table:style-name="Tableau1.B" table:number-columns-repeated="2"/>
        <table:table-column table:style-name="Tableau1.D"/>
        <table:table-column table:style-name="Tableau1.E"/>
        <table:table-header-rows>
          <table:table-row table:style-name="Tableau1.1">
            <table:table-cell table:style-name="Tableau1.A1" office:value-type="string">
              <text:p text:style-name="P13">Hypothèses</text:p>
            </table:table-cell>
            <table:table-cell table:style-name="Tableau1.A1" office:value-type="string">
              <text:p text:style-name="P13">Validation test 1</text:p>
            </table:table-cell>
            <table:table-cell table:style-name="Tableau1.A1" office:value-type="string">
              <text:p text:style-name="P13">Validation test 2</text:p>
            </table:table-cell>
            <table:table-cell table:style-name="Tableau1.A1" office:value-type="string">
              <text:p text:style-name="P13">Validation test 3</text:p>
            </table:table-cell>
            <table:table-cell table:style-name="Tableau1.A1" office:value-type="string">
              <text:p text:style-name="P13">Validation test 4</text:p>
            </table:table-cell>
          </table:table-row>
        </table:table-header-rows>
        <table:table-row table:style-name="Tableau1.1">
          <table:table-cell table:style-name="Tableau1.A1" office:value-type="string">
            <text:p text:style-name="P6">Il est préférable de permettre de faire le mapping vers balises SEDA en anglais ET terminologie en fr de type Resip</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row>
        <table:table-row table:style-name="Tableau1.1">
          <table:table-cell table:style-name="Tableau1.A1" office:value-type="string">
            <text:p text:style-name="P6">L’import de métadonnées est un besoin des archivistes des ministères pour archiver les SI</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pas encore mais besoin futur</text:p>
          </table:table-cell>
          <table:table-cell table:style-name="Tableau1.A1" office:value-type="string">
            <text:p text:style-name="P6">oui</text:p>
          </table:table-cell>
        </table:table-row>
        <table:table-row table:style-name="Tableau1.1">
          <table:table-cell table:style-name="Tableau1.A1" office:value-type="string">
            <text:p text:style-name="P6">Besoin de pouvoir écraser des données déjà présentes dans AF</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row>
        <table:table-row table:style-name="Tableau1.1">
          <table:table-cell table:style-name="Tableau1.A1" office:value-type="string">
            <text:p text:style-name="P6">Besoin de visualiser les nouvelles métadonnées importées sur le modèle de ce qu’on a déjà dans AF</text:p>
          </table:table-cell>
          <table:table-cell table:style-name="Tableau1.A1" office:value-type="string">
            <text:p text:style-name="P6">/</text:p>
          </table:table-cell>
          <table:table-cell table:style-name="Tableau1.A1" office:value-type="string">
            <text:p text:style-name="P6">oui</text:p>
          </table:table-cell>
          <table:table-cell table:style-name="Tableau1.A1" office:value-type="string">
            <text:p text:style-name="P6">oui mais à voir comment</text:p>
          </table:table-cell>
          <table:table-cell table:style-name="Tableau1.A1" office:value-type="string">
            <text:p text:style-name="P6">oui</text:p>
          </table:table-cell>
        </table:table-row>
        <table:table-row table:style-name="Tableau1.1">
          <table:table-cell table:style-name="Tableau1.A1" office:value-type="string">
            <text:p text:style-name="P6">Besoin de pouvoir modifier unitairement</text:p>
          </table:table-cell>
          <table:table-cell table:style-name="Tableau1.A1" office:value-type="string">
            <text:p text:style-name="P6">/</text:p>
          </table:table-cell>
          <table:table-cell table:style-name="Tableau1.A1" office:value-type="string">
            <text:p text:style-name="P6">oui</text:p>
          </table:table-cell>
          <table:table-cell table:style-name="Tableau1.A1" office:value-type="string">
            <text:p text:style-name="P6">non</text:p>
          </table:table-cell>
          <table:table-cell table:style-name="Tableau1.A1" office:value-type="string">
            <text:p text:style-name="P6">oui</text:p>
          </table:table-cell>
        </table:table-row>
        <table:table-row table:style-name="Tableau1.1">
          <table:table-cell table:style-name="Tableau1.A1" office:value-type="string">
            <text:p text:style-name="P6">Besoin de l’interface de vérification avant la validation de l’import</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row>
        <table:table-row table:style-name="Tableau1.1">
          <table:table-cell table:style-name="Tableau1.A1" office:value-type="string">
            <text:p text:style-name="P6">Importer un format CSV est le mieux</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text:p>
          </table:table-cell>
          <table:table-cell table:style-name="Tableau1.A1" office:value-type="string">
            <text:p text:style-name="P6">oui mais excel serait bien aussi</text:p>
          </table:table-cell>
        </table:table-row>
      </table:table>
      <text:p text:style-name="P1"><text:span text:style-name="T5">⇒</text:span><text:span text:style-name="T1"> Lien vers le storymap : </text:span><text:a xlink:type="simple" xlink:href="https://miro.com/app/board/o9J_lpoYB5o=/#tpicker-content" text:style-name="Standard" text:visited-style-name="Standard"><text:span text:style-name="T4">Miro</text:span></text:a></text:p>
      <text:h text:style-name="P4" text:outline-level="2">Questions entretien</text:h>
      <text:list xml:id="list301658025" text:style-name="WWNum1">
        <text:list-item>
          <text:p text:style-name="P14">Evaluation du besoin (contexte)</text:p>
        </text:list-item>
      </text:list>
      <text:p text:style-name="P5">Effectuez-vous des versements d’archivage électronique dans un SAE ? Lequel ?</text:p>
      <text:p text:style-name="P5">Pouvez vous me décrire votre méthode de traitement brièvement ?</text:p>
      <text:p text:style-name="P5">Avez-vous déjà eu à archiver un SI/espace collaboratif (type Sharepoint) ? Si oui, quelle méthode avez vous utilisée ?</text:p>
      <text:p text:style-name="P5">Avez-vous déjà eu besoin d’enrichir en masse les métadonnées de documents ? Si oui, quels types de métadonnées (gestion, description, exemples ?) ? Sous quel format étaient ces métadonnées ?</text:p>
      <text:p text:style-name="P5"><text:soft-page-break/>Connaissez-vous et maîtrisez-vous le SEDA ?</text:p>
      <text:p text:style-name="P5">Utilisez-vous Resip pour les versements ? Avec l’export AF ou directement en glissant l’arborescence à traiter/archiver ?</text:p>
      <text:list xml:id="list2218512251" text:style-name="WWNum2">
        <text:list-item>
          <text:p text:style-name="P15">Confrontation à nos hypothèses</text:p>
        </text:list-item>
      </text:list>
      <text:p text:style-name="P5">Si vous aviez un outil qui permettait d’associer en masse des métadonnées à des documents, comment l’imagineriez vous ?</text:p>
      <text:p text:style-name="P5">Qu’est-ce qui serait primordial pour vous pour un tel outil ?</text:p>
      <text:p text:style-name="P5">Quel format serait le plus adapté à cet import ?</text:p>
      <text:p text:style-name="P5">Après, pour avoir nos réponses si ça n’a pas été évoqué instinctivement :</text:p>
      <text:p text:style-name="P5">→ Identifiez-vous le besoin de :</text:p>
      <text:list xml:id="list1568554077" text:style-name="WWNum3">
        <text:list-item>
          <text:p text:style-name="P7">vérifier les données importées</text:p>
        </text:list-item>
        <text:list-item>
          <text:p text:style-name="P8">modifier les données importées</text:p>
        </text:list-item>
        <text:list-item>
          <text:p text:style-name="P9">pouvoir remplacer des données déjà associées aux documents</text:p>
        </text:list-item>
      </text:list>
      <text:p text:style-name="P5">Dans le cadre de l’utilisation d’un CSV de métadonnées pour débuter un traitement dans ReSIP, comment envisagez vous le passage du CSV de métadonnées importé et associé aux documents vers le format ReSIP qui demande d’avoir placé les métadonnées dans des colonnes ayant pour intitulé les balises SEDA adéquates ?</text:p>
      <text:p text:style-name="P5">Archifiltre fait pour l’instant ce mapping automatiquement, si celui-ci devait se faire par l’utilisateur, comment imaginez-vous l’interface ?</text:p>
      <text:p text:style-name="P5">Seriez-vous plus à l’aise de faire la correspondance entre le nom de la colonne de métadonnées importée et le nom d’une balise SEDA ou avec le nom français (comme le fait Resip) ?</text:p>
      <text:list xml:id="list1484684869" text:style-name="WWNum4">
        <text:list-item>
          <text:p text:style-name="P16">Notre proposition :</text:p>
        </text:list-item>
      </text:list>
      <text:h text:style-name="P17" text:outline-level="3">Details du scope et guidelines pour la v1 de la fonctionnalité</text:h>
      <text:p text:style-name="P1"><draw:frame draw:style-name="fr1" draw:name="Image 2" text:anchor-type="as-char" svg:width="15.875cm" svg:height="1.499cm" draw:z-index="0"><draw:image xlink:href="Pictures/10000000000004B0000000711E375822A9223690.png" xlink:type="simple" xlink:show="embed" xlink:actuate="onLoad" draw:mime-type="image/png"/></draw:frame></text:p>
      <text:list xml:id="list4254671305" text:style-name="WWNum5">
        <text:list-item>
          <text:p text:style-name="P10">Import d’un fichier .csv métadonnées (glisser/déposer + parcourir les fichiers)</text:p>
        </text:list-item>
        <text:list-item>
          <text:p text:style-name="P11">Mapping import : définir une donnée pivot automatique et écrasement automatique des données déjà dans AF </text:p>
          <text:list>
            <text:list-item>
              <text:p text:style-name="P11">On impose le chemin comme donnée pivot dans un premier temps et on propose à l’utilisateur de choisir la donnée pivot dans une prochaine évolution de la fonctionnalité.</text:p>
            </text:list-item>
            <text:list-item>
              <text:p text:style-name="P11">Dans une prochaine évolution on propose de choisir quelle colonne de métadonnée déjà présente dans AF on écrase avec quelle colonne de l’import.</text:p>
            </text:list-item>
            <text:list-item>
              <text:p text:style-name="P11"><text:soft-page-break/>Cette étape pourrait permettre une réimportation du travail déjà fait sur une arborescence</text:p>
            </text:list-item>
          </text:list>
        </text:list-item>
        <text:list-item>
          <text:p text:style-name="P11">Fenêtre de vérification des métadonnées importées (s'assurer qu'elles correspondent à ce qu'on veut) : validation ou annulation </text:p>
          <text:list>
            <text:list-item>
              <text:p text:style-name="P11">Potentiel message d’erreur si toutes les lignes du CSV ne s’associent pas à un fichier/dossier.</text:p>
            </text:list-item>
          </text:list>
        </text:list-item>
        <text:list-item>
          <text:p text:style-name="P11">Etude des métadonnées importées par visualisation sur les stalactites </text:p>
          <text:list>
            <text:list-item>
              <text:p text:style-name="P11">Affichage des métadonnées individuellement par fichier  (onglet enrichissement amélioré)</text:p>
            </text:list-item>
          </text:list>
        </text:list-item>
        <text:list-item>
          <text:p text:style-name="P11">Modifications unitaires des métadonnées importées sur le modèle de ce qu’AF permet déjà de faire.</text:p>
        </text:list-item>
        <text:list-item>
          <text:p text:style-name="P11">Export pour étude : </text:p>
          <text:list>
            <text:list-item>
              <text:p text:style-name="P11">Ajouter les métadonnées importées dans les exports CSV et Excel.</text:p>
            </text:list-item>
            <text:list-item>
              <text:p text:style-name="P2"><text:span text:style-name="T1">/!\ </text:span><text:span text:style-name="T3">Ajout colonne "nouvel [nom_colonne_importée]" sur le modèle de ce qu'on fait pour le nom, chemin, etc en cas de modification unitaire dans AF</text:span></text:p>
            </text:list-item>
          </text:list>
        </text:list-item>
        <text:list-item>
          <text:p text:style-name="P11">Export pour versement Export Resip (SEDA 2) </text:p>
          <text:list>
            <text:list-item>
              <text:p text:style-name="P11">Fenêtre permettant de faire un mapping SEDA d'après ce que sélectionne l'utilisateur (se base sur le dictionnaire des balises SEDA et/ou sur les noms des balises dans l’interface Resip).</text:p>
            </text:list-item>
            <text:list-item>
              <text:p text:style-name="P11">2 listes déroulantes : management (gestion) et content (description)</text:p>
            </text:list-item>
            <text:list-item>
              <text:p text:style-name="P12">Potentiel export SEDA pour les utilisateurs d'Asalae à étudier en lien avec eux.</text:p>
            </text:list-item>
          </text:list>
        </text:list-item>
      </text:list>
      <text:p text:style-name="P1"><text:span text:style-name="T5">⇒</text:span><text:span text:style-name="T1"> Etude de la méthodologie pour l'ajout en masse de métadonnées (</text:span><text:span text:style-name="T3">voir téléchargement d'un modèle</text:span><text:span text:style-name="T1">) : </text:span><text:span text:style-name="T2">Est-ce un besoin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Titre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Titre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hilde ♥</meta:initial-creator>
    <dc:creator>Mathilde ♥</dc:creator>
    <meta:editing-cycles>1</meta:editing-cycles>
    <meta:creation-date>2024-07-22T09:49:00</meta:creation-date>
    <dc:date>2024-07-22T09:53:00</dc:date>
    <meta:editing-duration>PT4M</meta:editing-duration>
    <meta:generator>LibreOffice/7.3.7.2$Linux_X86_64 LibreOffice_project/30$Build-2</meta:generator>
    <meta:document-statistic meta:table-count="1" meta:image-count="1" meta:object-count="0" meta:page-count="3" meta:paragraph-count="86" meta:word-count="742" meta:character-count="4507" meta:non-whitespace-character-count="3867"/>
    <meta:user-defined meta:name="AppVersion">16.0000</meta:user-defined>
    <meta:template xlink:type="simple" xlink:actuate="onRequest" xlink:title="Normal.dotm" xlink:href=""/>
  </office:meta>
</office:document-meta>
</file>